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72205S011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11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11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11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11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14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14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14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14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14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17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17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17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17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17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2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2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2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2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20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2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2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2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2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25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3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3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3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3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30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3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3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3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3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35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4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4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4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4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40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5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5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5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5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50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6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6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6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6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60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7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7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7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7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75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9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9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9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9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95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11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11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11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11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11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13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13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13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13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13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14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14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14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14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14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15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15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1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1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15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17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17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17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17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17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23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23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23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23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23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25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25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2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2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25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27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27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27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27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27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30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30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30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30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30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32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32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3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3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32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38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38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38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38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38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42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42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4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4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42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44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44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44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44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44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46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46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46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46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46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10S051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51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51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10S05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5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55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10S06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6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62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10S068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68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68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14S0102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102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Andrés Smola</meta:initial-creator>
    <meta:creation-date>2015-02-25T21:17:34.791553076</meta:creation-date>
    <dc:date>2015-02-26T01:11:48.808872003</dc:date>
    <dc:creator>Pablo Andrés Smola</dc:creator>
    <meta:editing-duration>PT35S</meta:editing-duration>
    <meta:editing-cycles>2</meta:editing-cycles>
    <meta:generator>LibreOffice/4.2.8.2$Linux_x86 LibreOffice_project/420m0$Build-2</meta:generator>
    <meta:document-statistic meta:table-count="1" meta:cell-count="1160" meta:object-count="0"/>
  </office:meta>
</office:document-meta>
</file>